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, 'Arial Unicode MS'" svg:font-family="OpenSymbol, 'Arial Unicode MS'" style:font-family-generic="system" svg:panose-1="2 11 6 4 2 2 2 2 2 4"/>
    <style:font-face style:name="Wingdings" style:font-charset="x-symbol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•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OpenSymbol, 'Arial Unicode MS'"/>
      </text:list-level-style-bullet>
      <text:list-level-style-bullet text:level="2" text:style-name="WW_CharLFO9LVL2" text:bullet-char="◦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5" text:style-name="WW_CharLFO9LVL5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8" text:style-name="WW_CharLFO9LVL8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itle" style:family="paragraph">
      <style:text-properties fo:font-weight="normal" style:font-weight-asian="normal" style:font-weight-complex="normal" fo:font-size="8pt" style:font-size-asian="8pt"/>
    </style:style>
    <style:style style:name="P3" style:parent-style-name="Title" style:family="paragraph">
      <style:text-properties fo:font-weight="normal" style:font-weight-asian="normal" style:font-weight-complex="normal" fo:font-size="8pt" style:font-size-asian="8pt"/>
    </style:style>
    <style:style style:name="P4" style:parent-style-name="Title" style:family="paragraph">
      <style:text-properties fo:font-weight="normal" style:font-weight-asian="normal" style:font-weight-complex="normal" fo:font-size="8pt" style:font-size-asian="8pt"/>
    </style:style>
    <style:style style:name="P5" style:parent-style-name="Title" style:family="paragraph">
      <style:text-properties fo:font-weight="normal" style:font-weight-asian="normal" style:font-weight-complex="normal" fo:font-size="8pt" style:font-size-asian="8pt"/>
    </style:style>
    <style:style style:name="P6" style:parent-style-name="Standard" style:family="paragraph">
      <style:paragraph-properties fo:margin-left="-0.5in">
        <style:tab-stops/>
      </style:paragraph-properties>
      <style:text-properties fo:font-weight="bold" style:font-weight-asian="bold" style:font-weight-complex="bold"/>
    </style:style>
    <style:style style:name="P7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ize="11pt" style:font-size-asian="11pt"/>
    </style:style>
    <style:style style:name="P8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ize="11pt" style:font-size-asian="11pt"/>
    </style:style>
    <style:style style:name="P9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ize="11pt" style:font-size-asian="11pt"/>
    </style:style>
    <style:style style:name="P10" style:parent-style-name="Standard" style:family="paragraph">
      <style:text-properties fo:font-size="10pt" style:font-size-asian="10pt"/>
    </style:style>
    <style:style style:name="P11" style:parent-style-name="Standard" style:family="paragraph">
      <style:paragraph-properties fo:margin-left="-0.5in">
        <style:tab-stops/>
      </style:paragraph-properties>
      <style:text-properties fo:font-weight="bold" style:font-weight-asian="bold" style:font-weight-complex="bold"/>
    </style:style>
    <style:style style:name="P12" style:parent-style-name="Heading2" style:family="paragraph">
      <style:text-properties fo:font-style="italic" style:font-style-asian="italic" style:font-style-complex="italic" fo:font-size="11pt" style:font-size-asian="11pt"/>
    </style:style>
    <style:style style:name="P13" style:parent-style-name="Heading2" style:family="paragraph"/>
    <style:style style:name="T14" style:parent-style-name="DefaultParagraphFont" style:family="text">
      <style:text-properties fo:font-weight="normal" style:font-weight-asian="normal" style:font-weight-complex="normal" fo:font-style="italic" style:font-style-asian="italic" style:font-style-complex="italic" fo:font-size="11pt" style:font-size-asian="11pt" style:text-underline-type="none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Heading2" style:family="paragraph">
      <style:text-properties fo:font-style="italic" style:font-style-asian="italic" style:font-style-complex="italic" fo:font-size="11pt" style:font-size-asian="11pt"/>
    </style:style>
    <style:style style:name="P23" style:parent-style-name="Heading2" style:family="paragraph">
      <style:text-properties fo:font-weight="normal" style:font-weight-asian="normal" style:font-weight-complex="normal" fo:font-style="italic" style:font-style-asian="italic" style:font-style-complex="italic" fo:font-size="11pt" style:font-size-asian="11pt" style:text-underline-type="none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tyle="italic" style:font-style-asian="italic" style:font-style-complex="italic" fo:font-size="11pt" style:font-size-asian="11pt"/>
    </style:style>
    <style:style style:name="P33" style:parent-style-name="Heading2" style:family="paragraph">
      <style:text-properties fo:font-style="italic" style:font-style-asian="italic" style:font-style-complex="italic" fo:font-size="11pt" style:font-size-asian="11pt"/>
    </style:style>
    <style:style style:name="P34" style:parent-style-name="Heading2" style:family="paragraph">
      <style:text-properties fo:font-weight="normal" style:font-weight-asian="normal" style:font-weight-complex="normal" fo:font-style="italic" style:font-style-asian="italic" style:font-style-complex="italic" fo:font-size="11pt" style:font-size-asian="11pt" style:text-underline-type="none"/>
    </style:style>
    <style:style style:name="P35" style:parent-style-name="Standard" style:family="paragraph">
      <style:paragraph-properties>
        <style:tab-stops>
          <style:tab-stop style:type="left" style:position="-0.25in"/>
        </style:tab-stops>
      </style:paragraph-properties>
      <style:text-properties fo:font-size="11pt" style:font-size-asian="11pt"/>
    </style:style>
    <style:style style:name="P36" style:parent-style-name="Standard" style:family="paragraph">
      <style:paragraph-properties>
        <style:tab-stops>
          <style:tab-stop style:type="left" style:position="-0.25in"/>
        </style:tab-stops>
      </style:paragraph-properties>
      <style:text-properties fo:font-size="11pt" style:font-size-asian="11pt"/>
    </style:style>
    <style:style style:name="P37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tyle="italic" style:font-style-asian="italic" style:font-style-complex="italic" fo:font-size="11pt" style:font-size-asian="11pt"/>
    </style:style>
    <style:style style:name="P38" style:parent-style-name="Standard" style:family="paragraph">
      <style:paragraph-properties>
        <style:tab-stops>
          <style:tab-stop style:type="left" style:position="-0.25in"/>
        </style:tab-stops>
      </style:paragraph-properties>
      <style:text-properties fo:font-size="11pt" style:font-size-asian="11pt"/>
    </style:style>
    <style:style style:name="P39" style:parent-style-name="Standard" style:family="paragraph">
      <style:paragraph-properties>
        <style:tab-stops>
          <style:tab-stop style:type="left" style:position="-0.25in"/>
        </style:tab-stops>
      </style:paragraph-properties>
      <style:text-properties fo:font-size="11pt" style:font-size-asian="11pt"/>
    </style:style>
    <style:style style:name="P40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tyle="italic" style:font-style-asian="italic" style:font-style-complex="italic" fo:font-size="11pt" style:font-size-asian="11pt"/>
    </style:style>
    <style:style style:name="P41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ize="11pt" style:font-size-asian="11pt"/>
    </style:style>
    <style:style style:name="P42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ize="11pt" style:font-size-asian="11pt"/>
    </style:style>
    <style:style style:name="P43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ize="11pt" style:font-size-asian="11pt"/>
    </style:style>
    <style:style style:name="P44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tyle="italic" style:font-style-asian="italic" style:font-style-complex="italic" fo:font-size="11pt" style:font-size-asian="11pt"/>
    </style:style>
    <style:style style:name="P45" style:parent-style-name="Standard" style:family="paragraph">
      <style:paragraph-properties>
        <style:tab-stops>
          <style:tab-stop style:type="left" style:position="-0.25in"/>
        </style:tab-stops>
      </style:paragraph-properties>
      <style:text-properties fo:font-size="11pt" style:font-size-asian="11pt"/>
    </style:style>
    <style:style style:name="P46" style:parent-style-name="Standard" style:family="paragraph">
      <style:paragraph-properties>
        <style:tab-stops>
          <style:tab-stop style:type="left" style:position="-0.25in"/>
        </style:tab-stops>
      </style:paragraph-properties>
      <style:text-properties fo:font-size="11pt" style:font-size-asian="11pt"/>
    </style:style>
    <style:style style:name="P47" style:parent-style-name="Standard" style:family="paragraph">
      <style:paragraph-properties>
        <style:tab-stops>
          <style:tab-stop style:type="left" style:position="-0.25in"/>
        </style:tab-stops>
      </style:paragraph-properties>
      <style:text-properties fo:font-size="11pt" style:font-size-asian="11pt"/>
    </style:style>
    <style:style style:name="P48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49" style:parent-style-name="Standard" style:family="paragraph">
      <style:paragraph-properties fo:margin-left="-0.5in">
        <style:tab-stops/>
      </style:paragraph-properties>
      <style:text-properties fo:font-weight="bold" style:font-weight-asian="bold" style:font-weight-complex="bold"/>
    </style:style>
    <style:style style:name="P50" style:parent-style-name="Standard" style:family="paragraph">
      <style:text-properties fo:font-size="11pt" style:font-size-asian="11pt" style:font-size-complex="11pt"/>
    </style:style>
    <style:style style:name="P51" style:parent-style-name="Standard" style:family="paragraph">
      <style:text-properties fo:font-size="11pt" style:font-size-asian="11pt" style:font-size-complex="11pt"/>
    </style:style>
    <style:style style:name="P52" style:parent-style-name="Standard" style:family="paragraph"/>
    <style:style style:name="T5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P56" style:parent-style-name="Standard" style:family="paragraph"/>
    <style:style style:name="T5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P60" style:parent-style-name="Standard" style:family="paragraph"/>
    <style:style style:name="T6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P63" style:parent-style-name="Standard" style:family="paragraph">
      <style:paragraph-properties fo:margin-left="-0.25in">
        <style:tab-stops>
          <style:tab-stop style:type="left" style:position="0.25in"/>
        </style:tab-stops>
      </style:paragraph-properties>
      <style:text-properties fo:font-size="11pt" style:font-size-asian="11pt"/>
    </style:style>
    <style:style style:name="P64" style:parent-style-name="Standard" style:family="paragraph">
      <style:paragraph-properties fo:margin-left="-0.5in" fo:text-indent="-0.25in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1pt" style:font-size-asian="11pt"/>
    </style:style>
    <style:style style:name="P65" style:parent-style-name="Standard" style:family="paragraph">
      <style:text-properties fo:font-size="11pt" style:font-size-asian="11pt" style:font-size-complex="11pt"/>
    </style:style>
    <style:style style:name="P66" style:parent-style-name="Standard" style:family="paragraph">
      <style:text-properties fo:font-size="11pt" style:font-size-asian="11pt" style:font-size-complex="11pt"/>
    </style:style>
    <style:style style:name="P67" style:parent-style-name="Standard" style:family="paragraph">
      <style:text-properties fo:font-size="11pt" style:font-size-asian="11pt" style:font-size-complex="11pt"/>
    </style:style>
    <style:style style:name="P68" style:parent-style-name="Standard" style:family="paragraph">
      <style:text-properties fo:font-size="11pt" style:font-size-asian="11pt" style:font-size-complex="11pt"/>
    </style:style>
    <style:style style:name="P69" style:parent-style-name="Standard" style:family="paragraph">
      <style:text-properties fo:font-size="11pt" style:font-size-asian="11pt" style:font-size-complex="11pt"/>
    </style:style>
    <style:style style:name="P70" style:parent-style-name="Standard" style:family="paragraph">
      <style:text-properties fo:font-size="11pt" style:font-size-asian="11pt" style:font-size-complex="11pt"/>
    </style:style>
    <style:style style:name="P71" style:parent-style-name="Standard" style:family="paragraph">
      <style:text-properties fo:font-size="11pt" style:font-size-asian="11pt" style:font-size-complex="11pt"/>
    </style:style>
    <style:style style:name="P72" style:parent-style-name="Standard" style:family="paragraph">
      <style:text-properties fo:font-size="11pt" style:font-size-asian="11pt" style:font-size-complex="11pt"/>
    </style:style>
    <style:style style:name="P73" style:parent-style-name="Standard" style:family="paragraph">
      <style:text-properties fo:font-size="11pt" style:font-size-asian="11pt" style:font-size-complex="11pt"/>
    </style:style>
    <style:style style:name="P74" style:parent-style-name="Standard" style:family="paragraph">
      <style:paragraph-properties fo:margin-left="-0.5in" fo:text-indent="-0.25in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1pt" style:font-size-asian="11pt"/>
    </style:style>
    <style:style style:name="P75" style:parent-style-name="Standard" style:family="paragraph">
      <style:text-properties fo:font-size="11pt" style:font-size-asian="11pt" style:font-size-complex="11pt"/>
    </style:style>
    <style:style style:name="P76" style:parent-style-name="Standard" style:family="paragraph">
      <style:text-properties fo:font-size="11pt" style:font-size-asian="11pt" style:font-size-complex="11pt"/>
    </style:style>
    <style:style style:name="P77" style:parent-style-name="Standard" style:family="paragraph">
      <style:text-properties fo:font-size="11pt" style:font-size-asian="11pt" style:font-size-complex="11pt"/>
    </style:style>
    <style:style style:name="P78" style:parent-style-name="Standard" style:family="paragraph">
      <style:text-properties fo:font-size="11pt" style:font-size-asian="11pt" style:font-size-complex="11pt"/>
    </style:style>
    <style:style style:name="P79" style:parent-style-name="Standard" style:family="paragraph">
      <style:text-properties fo:font-size="11pt" style:font-size-asian="11pt" style:font-size-complex="11pt"/>
    </style:style>
    <style:style style:name="P80" style:parent-style-name="Standard" style:family="paragraph">
      <style:text-properties fo:font-size="11pt" style:font-size-asian="11pt" style:font-size-complex="11pt"/>
    </style:style>
    <style:style style:name="P81" style:parent-style-name="Standard" style:family="paragraph">
      <style:text-properties fo:font-size="11pt" style:font-size-asian="11pt" style:font-size-complex="11pt"/>
    </style:style>
    <style:style style:name="P82" style:parent-style-name="Standard" style:family="paragraph">
      <style:text-properties fo:font-size="11pt" style:font-size-asian="11pt" style:font-size-complex="11pt"/>
    </style:style>
    <style:style style:name="P83" style:parent-style-name="Standard" style:family="paragraph">
      <style:paragraph-properties fo:margin-left="-0.5in" fo:text-indent="-0.25in">
        <style:tab-stops>
          <style:tab-stop style:type="left" style:position="0.25in"/>
        </style:tab-stops>
      </style:paragraph-properties>
      <style:text-properties fo:font-size="11pt" style:font-size-asian="11pt"/>
    </style:style>
  </office:automatic-styles>
  <office:body>
    <office:text text:use-soft-page-breaks="true">
      <text:p text:style-name="P1">Tobias S. Davis</text:p>
      <text:p text:style-name="P2">(402) 468-8404</text:p>
      <text:p text:style-name="P3">tobias@davistobias.com</text:p>
      <text:p text:style-name="P4">8103 Templeton Drive</text:p>
      <text:p text:style-name="P5">Omaha, NE 68134</text:p>
      <text:p text:style-name="Standard"/>
      <text:p text:style-name="P6">PHILOSOPHY:</text:p>
      <text:list text:style-name="LFO9" text:continue-numbering="true">
        <text:list-item>
          <text:p text:style-name="P7">I care about code being simple, and I care about quality.</text:p>
        </text:list-item>
        <text:list-item>
          <text:p text:style-name="P8">I want the UX<text:s/>to be carefully designed, beautiful, and maintainable.</text:p>
        </text:list-item>
        <text:list-item>
          <text:p text:style-name="P9">I am passionate about learning, and about making useful things.</text:p>
        </text:list-item>
      </text:list>
      <text:p text:style-name="P10"/>
      <text:p text:style-name="P11">PROFESSIONAL EXPERIENCE:</text:p>
      <text:h text:style-name="P12" text:outline-level="2">Software Engineer</text:h>
      <text:h text:style-name="P13" text:outline-level="2"><text:span text:style-name="T14">From Now On (Omaha, NE): September 2016-Current</text:span></text:h>
      <text:list text:style-name="LFO20" text:continue-numbering="true">
        <text:list-item>
          <text:p text:style-name="P15">Designing and maintaining client-facing webapp interfaces for a content-management system.</text:p>
        </text:list-item>
        <text:list-item>
          <text:p text:style-name="P16">Architecture-level design, and continued maintenance of various servers and services.</text:p>
        </text:list-item>
        <text:list-item>
          <text:p text:style-name="P17">Inherited a large and mostly untested code base, introducing automated testing on pull requests, linting code as part of the test suite, and code styles which lowered regression issues and bug counts.</text:p>
        </text:list-item>
        <text:list-item>
          <text:p text:style-name="P18">Building and maintaining API services that interface with third-party services, cleaning and normalizing inconsistent data.</text:p>
        </text:list-item>
        <text:list-item>
          <text:p text:style-name="P19">As a full-stack engineer in a small startup company, I do sys-ops level work, creating and maintaining systems in the Azure and AWS environments.</text:p>
        </text:list-item>
        <text:list-item>
          <text:p text:style-name="P20">Currently the lead webapp engineer and lead JavaScript engineer.</text:p>
        </text:list-item>
        <text:list-item>
          <text:p text:style-name="P21">Currently balancing my workload between building new features and migrating old, buggy code in a safe and tested manner.</text:p>
        </text:list-item>
      </text:list>
      <text:h text:style-name="P22" text:outline-level="2">Software Engineer</text:h>
      <text:h text:style-name="P23" text:outline-level="2">eDataSource (New York, NY 10001): May 2012-September 2016</text:h>
      <text:list text:style-name="LFO11" text:continue-numbering="true">
        <text:list-item>
          <text:p text:style-name="P24">Designed custom document parsing software to pull out and aggregate data from third-party emails.</text:p>
        </text:list-item>
      </text:list>
      <text:list text:style-name="WW8Num3">
        <text:list-item>
          <text:p text:style-name="P25">Regularly work with MySQL database tables containing millions of rows, writing efficient queries to QA the<text:s/>data and to generate custom reports for clients.</text:p>
        </text:list-item>
        <text:list-item>
          <text:p text:style-name="P26">Have written many large pieces for several websites, both business applications and user facing, primarily with AngularJS and Bootstrap.</text:p>
        </text:list-item>
        <text:list-item>
          <text:p text:style-name="P27">Personally responsible for two major upgrades of third-party libraries<text:s/>(Bootstrap 2.2 =&gt; 3.3, and AngularJS 1.1 =&gt; 1.3).</text:p>
        </text:list-item>
        <text:list-item>
          <text:p text:style-name="P28">Designed the layout and full UI for a new website section which helps clients test email campaigns prior to sending them to users.</text:p>
        </text:list-item>
        <text:list-item>
          <text:p text:style-name="P29">With a team of 2-4, redesigned the website and server for Boxbe, a site serving over a million active users, and visited by thousands of unique visitors per day.</text:p>
        </text:list-item>
        <text:list-item>
          <text:p text:style-name="P30">Implemented and wrote code for client and server side of OAuth flow for Google, Yahoo, and Microsoft/Outlook, along with a careful test suite.</text:p>
        </text:list-item>
        <text:list-item>
          <text:p text:style-name="P31">With a team of 3-6,<text:s/>designed a new website section using several graphs and difficult queries, which helps our clients compare email delivery parameters for several brands (e.g. Walmart vs Best Buy).</text:p>
        </text:list-item>
      </text:list>
      <text:p text:style-name="P32"/>
      <text:h text:style-name="P33" text:outline-level="2">Prior to Software</text:h>
      <text:h text:style-name="P34" text:outline-level="2">Omaha Public Power District, Nuclear Facility (Fort Calhoun, NE): May 2011-December 2011</text:h>
      <text:list text:style-name="WW8Num4">
        <text:list-item>
          <text:p text:style-name="P35">Assisted engineers with sketches and drafts through engineering/drafting process</text:p>
        </text:list-item>
        <text:list-item>
          <text:p text:style-name="P36">Maintained flood mitigation equipment during major flooding event</text:p>
        </text:list-item>
      </text:list>
      <text:p text:style-name="P37">Linweld Inc. (Waverly, NE 68507): May 2008-October 2008</text:p>
      <text:list text:style-name="WW8Num5">
        <text:list-item>
          <text:p text:style-name="P38">Performed quality control inspections during repair of gas cylinders</text:p>
        </text:list-item>
        <text:list-item>
          <text:p text:style-name="P39">Routinely installed and tested gas delivery fittings</text:p>
        </text:list-item>
      </text:list>
      <text:p text:style-name="P40">Maranatha Bible Camp (Maxwell, NE 69151): August 2006-August 2007</text:p>
      <text:list text:style-name="WW8Num6">
        <text:list-item>
          <text:p text:style-name="P41">Manager of conference center with 500-900 daily visitors during summer</text:p>
        </text:list-item>
        <text:list-item>
          <text:p text:style-name="P42">Managed 15-20 kitchen and janitorial staff</text:p>
        </text:list-item>
        <text:list-item>
          <text:p text:style-name="P43">Operated within a constrained budget, decreasing spending by 200%</text:p>
        </text:list-item>
      </text:list>
      <text:p text:style-name="P44">Maranatha Bible Camp (Maxwell, NE 69151): August 2005-August 2006</text:p>
      <text:list text:style-name="WW8Num7">
        <text:list-item>
          <text:p text:style-name="P45">Managed over a dozen kitchen department staff</text:p>
        </text:list-item>
        <text:list-item>
          <text:p text:style-name="P46">Assisted in customer side public relations</text:p>
        </text:list-item>
        <text:list-item>
          <text:p text:style-name="P47">Designed<text:s/>operational budget which cut costs significantly</text:p>
        </text:list-item>
      </text:list>
      <text:p text:style-name="P48"/>
      <text:p text:style-name="P49">PERSONAL PROJECTS:</text:p>
      <text:p text:style-name="P50">Outside of work hours I build modules and websites, exploring new technology primarily in the JavaScript/npm world. A few things I've made that I am pretty happy with are:</text:p>
      <text:p text:style-name="P51"/>
      <text:list text:style-name="LFO17" text:continue-numbering="true">
        <text:list-item>
          <text:p text:style-name="P52"><text:span text:style-name="T53">hex2words:</text:span><text:span text:style-name="T54"><text:s/>Giv</text:span><text:span text:style-name="T55">en a hexadecimal value, it returns a list of PGP Words. This is a list of words two users can read to verify they have identical signatures, for example.</text:span></text:p>
        </text:list-item>
        <text:list-item>
          <text:p text:style-name="P56"><text:span text:style-name="T57">json-schema-to-markdown:</text:span><text:span text:style-name="T58"><text:s/>Turn a JSON schema (a JSON object used to validate other JSON objects) into a</text:span><text:span text:style-name="T59"><text:s/>human-readable markdown file. It makes writing documentation a lot easier.</text:span></text:p>
        </text:list-item>
        <text:list-item>
          <text:p text:style-name="P60"><text:span text:style-name="T61">pipe-transform-cli:</text:span><text:span text:style-name="T62"><text:s/>A command line utility I wrote that lets you stream in one encoding and stream out another encoding. For example, hex in and base64 out.</text:span></text:p>
        </text:list-item>
      </text:list>
      <text:p text:style-name="P63"/>
      <text:p text:style-name="P64"><text:tab/>FAMILIAR TECHNOLOGY:</text:p>
      <text:p text:style-name="P65">While working at eDataSource, I've built things using:</text:p>
      <text:list text:style-name="LFO18" text:continue-numbering="true">
        <text:list-item>
          <text:p text:style-name="P66">Client Related: AngularJS, Riot.js, Highcharts, Browserify, Bootstrap, Babel (ES6 to ES5 mostly), PreCSS, PostCSS, LESS, JS, HTML, CSS, XML, Socket.io, Moment.js, jQuery, ACE (web code editor).</text:p>
        </text:list-item>
        <text:list-item>
          <text:p text:style-name="P67">Server<text:s/>Related: Java 1.6-1.8, Amazon Web Services (AWS, including EC2, S3, SQS, SNS), Google Guava, GSON/JSON, MySQL, HyperSQL, Redis, MongoDB (only in passing) JDBC, JAX-RS, Jetty, Jersey, Maven, Joda (date library), Log4J/SLF4J, OAuth, YAML, JMock, Spring Framework, Atmosphere (Java websocket implementation), Swagger.io, PhantomJS.</text:p>
        </text:list-item>
        <text:list-item>
          <text:p text:style-name="P68">Development Tools: IntelliJ, Eclipse, JRebel, bash, Node.js, npm, LiveReload, browserify, ES6 and ES5, minify/uglify for JS, Mustache (template language), Tape (test framework), BrowserStack, Markdown to HTML transforms, Git, Github, Bash, Ruby, Homebrew.</text:p>
        </text:list-item>
      </text:list>
      <text:p text:style-name="P69"/>
      <text:p text:style-name="P70">Personally created tools and products using many of the same things, and in addition:</text:p>
      <text:p text:style-name="P71"/>
      <text:p text:style-name="P72">Ractive.js, Express, Ecstatic, Sublime Text, SQLite, PHP, JSON Schema, spent time learning<text:s/>basic cryptography (AES, RSA, SHA, SHA-2, PGP/GPG), contributed to ngbp (AngularJS boilerplate), Noddity, and recently PhantomJS. Comfortable in most operating Systems: Windows, Mac, Ubuntu, Debian.</text:p>
      <text:p text:style-name="P73"/>
      <text:p text:style-name="P74"><text:tab/>OTHER SKILLS/INTERESTS:</text:p>
      <text:list text:style-name="LFO19" text:continue-numbering="true">
        <text:list-item>
          <text:p text:style-name="P75">Experience with the popular<text:s/>operating systems: Ubuntu, Windows, Mac, and Linux in general. Also familiar in passing with Docker, and would love reasons to dive deeper.</text:p>
        </text:list-item>
        <text:list-item>
          <text:p text:style-name="P76">Proficiency and familiarity with several programming languages–Javascript, Perl, HTML/CSS, PHP, Java.</text:p>
        </text:list-item>
        <text:list-item>
          <text:p text:style-name="P77">Publishing small, reusable code, so that long-term maintenance is easier.</text:p>
        </text:list-item>
        <text:list-item>
          <text:p text:style-name="P78">Familiar with modeling software such as AutoCAD, Autodesk, SolidWorks, etc.</text:p>
        </text:list-item>
        <text:list-item>
          <text:p text:style-name="P79">Experienced audio technician, and reasonable with general electronics repair.</text:p>
        </text:list-item>
        <text:list-item>
          <text:p text:style-name="P80">Was part of the University Mini Baja group, researching viability of a hydrostatic transmission design.</text:p>
        </text:list-item>
        <text:list-item>
          <text:p text:style-name="P81">Vehicle repair technician, engine rebuilds.</text:p>
        </text:list-item>
        <text:list-item>
          <text:p text:style-name="P82">Enjoys a good cigar and a glass of scotch on occasion.</text:p>
        </text:list-item>
      </text:list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, 'Arial Unicode MS'" svg:font-family="OpenSymbol, 'Arial Unicode MS'" style:font-family-generic="system" svg:panose-1="2 11 6 4 2 2 2 2 2 4"/>
    <style:font-face style:name="Wingdings" style:font-charset="x-symbol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0pt" style:font-size-asian="10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Standard" style:next-style-name="Subtitle">
      <style:paragraph-properties fo:text-align="center"/>
      <style:text-properties fo:font-weight="bold" style:font-weight-asian="bold" style:font-weight-complex="bold" fo:font-size="16pt" style:font-size-asian="1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>
      <style:text-properties style:font-name="Symbol" style:font-name-asian="Symbol" style:font-name-complex="OpenSymbol, 'Arial Unicode MS'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WW8Num5z0" style:display-name="WW8Num5z0" style:family="text">
      <style:text-properties style:font-name="Symbol" style:font-name-asian="Symbol" style:font-name-complex="OpenSymbol, 'Arial Unicode MS'"/>
    </style:style>
    <style:style style:name="WW8Num5z1" style:display-name="WW8Num5z1" style:family="text">
      <style:text-properties style:font-name="OpenSymbol, 'Arial Unicode MS'" style:font-name-asian="OpenSymbol, 'Arial Unicode MS'" style:font-name-complex="OpenSymbol, 'Arial Unicode MS'"/>
    </style:style>
    <style:style style:name="WW8Num6z0" style:display-name="WW8Num6z0" style:family="text">
      <style:text-properties style:font-name="Symbol" style:font-name-asian="Symbol" style:font-name-complex="OpenSymbol, 'Arial Unicode MS'"/>
    </style:style>
    <style:style style:name="WW8Num6z1" style:display-name="WW8Num6z1" style:family="text">
      <style:text-properties style:font-name="OpenSymbol, 'Arial Unicode MS'" style:font-name-asian="OpenSymbol, 'Arial Unicode MS'" style:font-name-complex="OpenSymbol, 'Arial Unicode MS'"/>
    </style:style>
    <style:style style:name="WW8Num7z0" style:display-name="WW8Num7z0" style:family="text">
      <style:text-properties style:font-name="Symbol" style:font-name-asian="Symbol" style:font-name-complex="OpenSymbol, 'Arial Unicode MS'"/>
    </style:style>
    <style:style style:name="WW8Num7z1" style:display-name="WW8Num7z1" style:family="text">
      <style:text-properties style:font-name="OpenSymbol, 'Arial Unicode MS'" style:font-name-asian="OpenSymbol, 'Arial Unicode MS'" style:font-name-complex="OpenSymbol, 'Arial Unicode MS'"/>
    </style:style>
    <style:style style:name="WW8Num8z0" style:display-name="WW8Num8z0" style:family="text">
      <style:text-properties style:font-name="Symbol" style:font-name-asian="Symbol" style:font-name-complex="OpenSymbol, 'Arial Unicode MS'"/>
    </style:style>
    <style:style style:name="WW8Num8z1" style:display-name="WW8Num8z1" style:family="text">
      <style:text-properties style:font-name="OpenSymbol, 'Arial Unicode MS'" style:font-name-asian="OpenSymbol, 'Arial Unicode MS'" style:font-name-complex="OpenSymbol, 'Arial Unicode MS'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-DefaultParagraphFont" style:display-name="WW-Default Paragraph Font" style:family="tex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3LVL1" style:family="text">
      <style:text-properties style:font-name="Symbol" style:font-name-complex="OpenSymbol, 'Arial Unicode MS'"/>
    </style: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4LVL1" style:family="text">
      <style:text-properties style:font-name="Symbol" style:font-name-complex="OpenSymbol, 'Arial Unicode MS'"/>
    </style:style>
    <style:style style:name="WW_CharLFO4LVL2" style:family="text">
      <style:text-properties style:font-name="OpenSymbol, 'Arial Unicode MS'" style:font-name-complex="OpenSymbol, 'Arial Unicode MS'"/>
    </style:style>
    <style:style style:name="WW_CharLFO4LVL3" style:family="text">
      <style:text-properties style:font-name="OpenSymbol, 'Arial Unicode MS'" style:font-name-complex="OpenSymbol, 'Arial Unicode MS'"/>
    </style:style>
    <style:style style:name="WW_CharLFO4LVL4" style:family="text">
      <style:text-properties style:font-name="Symbol" style:font-name-complex="OpenSymbol, 'Arial Unicode MS'"/>
    </style:style>
    <style:style style:name="WW_CharLFO4LVL5" style:family="text">
      <style:text-properties style:font-name="OpenSymbol, 'Arial Unicode MS'" style:font-name-complex="OpenSymbol, 'Arial Unicode MS'"/>
    </style:style>
    <style:style style:name="WW_CharLFO4LVL6" style:family="text">
      <style:text-properties style:font-name="OpenSymbol, 'Arial Unicode MS'" style:font-name-complex="OpenSymbol, 'Arial Unicode MS'"/>
    </style:style>
    <style:style style:name="WW_CharLFO4LVL7" style:family="text">
      <style:text-properties style:font-name="Symbol" style:font-name-complex="OpenSymbol, 'Arial Unicode MS'"/>
    </style:style>
    <style:style style:name="WW_CharLFO4LVL8" style:family="text">
      <style:text-properties style:font-name="OpenSymbol, 'Arial Unicode MS'" style:font-name-complex="OpenSymbol, 'Arial Unicode MS'"/>
    </style:style>
    <style:style style:name="WW_CharLFO4LVL9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5LVL1" style:family="text">
      <style:text-properties style:font-name="Symbol" style:font-name-complex="OpenSymbol, 'Arial Unicode MS'"/>
    </style:style>
    <style:style style:name="WW_CharLFO5LVL2" style:family="text">
      <style:text-properties style:font-name="OpenSymbol, 'Arial Unicode MS'" style:font-name-complex="OpenSymbol, 'Arial Unicode MS'"/>
    </style:style>
    <style:style style:name="WW_CharLFO5LVL3" style:family="text">
      <style:text-properties style:font-name="OpenSymbol, 'Arial Unicode MS'" style:font-name-complex="OpenSymbol, 'Arial Unicode MS'"/>
    </style:style>
    <style:style style:name="WW_CharLFO5LVL4" style:family="text">
      <style:text-properties style:font-name="Symbol" style:font-name-complex="OpenSymbol, 'Arial Unicode MS'"/>
    </style:style>
    <style:style style:name="WW_CharLFO5LVL5" style:family="text">
      <style:text-properties style:font-name="OpenSymbol, 'Arial Unicode MS'" style:font-name-complex="OpenSymbol, 'Arial Unicode MS'"/>
    </style:style>
    <style:style style:name="WW_CharLFO5LVL6" style:family="text">
      <style:text-properties style:font-name="OpenSymbol, 'Arial Unicode MS'" style:font-name-complex="OpenSymbol, 'Arial Unicode MS'"/>
    </style:style>
    <style:style style:name="WW_CharLFO5LVL7" style:family="text">
      <style:text-properties style:font-name="Symbol" style:font-name-complex="OpenSymbol, 'Arial Unicode MS'"/>
    </style:style>
    <style:style style:name="WW_CharLFO5LVL8" style:family="text">
      <style:text-properties style:font-name="OpenSymbol, 'Arial Unicode MS'" style:font-name-complex="OpenSymbol, 'Arial Unicode MS'"/>
    </style:style>
    <style:style style:name="WW_CharLFO5LVL9" style:family="text">
      <style:text-properties style:font-name="OpenSymbol, 'Arial Unicode MS'" style:font-name-complex="OpenSymbol, 'Arial Unicode MS'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6LVL1" style:family="text">
      <style:text-properties style:font-name="Symbol" style:font-name-complex="OpenSymbol, 'Arial Unicode MS'"/>
    </style:style>
    <style:style style:name="WW_CharLFO6LVL2" style:family="text">
      <style:text-properties style:font-name="OpenSymbol, 'Arial Unicode MS'" style:font-name-complex="OpenSymbol, 'Arial Unicode MS'"/>
    </style:style>
    <style:style style:name="WW_CharLFO6LVL3" style:family="text">
      <style:text-properties style:font-name="OpenSymbol, 'Arial Unicode MS'" style:font-name-complex="OpenSymbol, 'Arial Unicode MS'"/>
    </style:style>
    <style:style style:name="WW_CharLFO6LVL4" style:family="text">
      <style:text-properties style:font-name="Symbol" style:font-name-complex="OpenSymbol, 'Arial Unicode MS'"/>
    </style:style>
    <style:style style:name="WW_CharLFO6LVL5" style:family="text">
      <style:text-properties style:font-name="OpenSymbol, 'Arial Unicode MS'" style:font-name-complex="OpenSymbol, 'Arial Unicode MS'"/>
    </style:style>
    <style:style style:name="WW_CharLFO6LVL6" style:family="text">
      <style:text-properties style:font-name="OpenSymbol, 'Arial Unicode MS'" style:font-name-complex="OpenSymbol, 'Arial Unicode MS'"/>
    </style:style>
    <style:style style:name="WW_CharLFO6LVL7" style:family="text">
      <style:text-properties style:font-name="Symbol" style:font-name-complex="OpenSymbol, 'Arial Unicode MS'"/>
    </style:style>
    <style:style style:name="WW_CharLFO6LVL8" style:family="text">
      <style:text-properties style:font-name="OpenSymbol, 'Arial Unicode MS'" style:font-name-complex="OpenSymbol, 'Arial Unicode MS'"/>
    </style:style>
    <style:style style:name="WW_CharLFO6LVL9" style:family="text">
      <style:text-properties style:font-name="OpenSymbol, 'Arial Unicode MS'" style:font-name-complex="OpenSymbol, 'Arial Unicode MS'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7LVL1" style:family="text">
      <style:text-properties style:font-name="Symbol" style:font-name-complex="OpenSymbol, 'Arial Unicode MS'"/>
    </style:style>
    <style:style style:name="WW_CharLFO7LVL2" style:family="text">
      <style:text-properties style:font-name="OpenSymbol, 'Arial Unicode MS'" style:font-name-complex="OpenSymbol, 'Arial Unicode MS'"/>
    </style:style>
    <style:style style:name="WW_CharLFO7LVL3" style:family="text">
      <style:text-properties style:font-name="OpenSymbol, 'Arial Unicode MS'" style:font-name-complex="OpenSymbol, 'Arial Unicode MS'"/>
    </style:style>
    <style:style style:name="WW_CharLFO7LVL4" style:family="text">
      <style:text-properties style:font-name="Symbol" style:font-name-complex="OpenSymbol, 'Arial Unicode MS'"/>
    </style:style>
    <style:style style:name="WW_CharLFO7LVL5" style:family="text">
      <style:text-properties style:font-name="OpenSymbol, 'Arial Unicode MS'" style:font-name-complex="OpenSymbol, 'Arial Unicode MS'"/>
    </style:style>
    <style:style style:name="WW_CharLFO7LVL6" style:family="text">
      <style:text-properties style:font-name="OpenSymbol, 'Arial Unicode MS'" style:font-name-complex="OpenSymbol, 'Arial Unicode MS'"/>
    </style:style>
    <style:style style:name="WW_CharLFO7LVL7" style:family="text">
      <style:text-properties style:font-name="Symbol" style:font-name-complex="OpenSymbol, 'Arial Unicode MS'"/>
    </style:style>
    <style:style style:name="WW_CharLFO7LVL8" style:family="text">
      <style:text-properties style:font-name="OpenSymbol, 'Arial Unicode MS'" style:font-name-complex="OpenSymbol, 'Arial Unicode MS'"/>
    </style:style>
    <style:style style:name="WW_CharLFO7LVL9" style:family="text">
      <style:text-properties style:font-name="OpenSymbol, 'Arial Unicode MS'" style:font-name-complex="OpenSymbol, 'Arial Unicode MS'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8LVL1" style:family="text">
      <style:text-properties style:font-name="Symbol" style:font-name-complex="OpenSymbol, 'Arial Unicode MS'"/>
    </style:style>
    <style:style style:name="WW_CharLFO8LVL2" style:family="text">
      <style:text-properties style:font-name="OpenSymbol, 'Arial Unicode MS'" style:font-name-complex="OpenSymbol, 'Arial Unicode MS'"/>
    </style:style>
    <style:style style:name="WW_CharLFO8LVL3" style:family="text">
      <style:text-properties style:font-name="OpenSymbol, 'Arial Unicode MS'" style:font-name-complex="OpenSymbol, 'Arial Unicode MS'"/>
    </style:style>
    <style:style style:name="WW_CharLFO8LVL4" style:family="text">
      <style:text-properties style:font-name="Symbol" style:font-name-complex="OpenSymbol, 'Arial Unicode MS'"/>
    </style:style>
    <style:style style:name="WW_CharLFO8LVL5" style:family="text">
      <style:text-properties style:font-name="OpenSymbol, 'Arial Unicode MS'" style:font-name-complex="OpenSymbol, 'Arial Unicode MS'"/>
    </style:style>
    <style:style style:name="WW_CharLFO8LVL6" style:family="text">
      <style:text-properties style:font-name="OpenSymbol, 'Arial Unicode MS'" style:font-name-complex="OpenSymbol, 'Arial Unicode MS'"/>
    </style:style>
    <style:style style:name="WW_CharLFO8LVL7" style:family="text">
      <style:text-properties style:font-name="Symbol" style:font-name-complex="OpenSymbol, 'Arial Unicode MS'"/>
    </style:style>
    <style:style style:name="WW_CharLFO8LVL8" style:family="text">
      <style:text-properties style:font-name="OpenSymbol, 'Arial Unicode MS'" style:font-name-complex="OpenSymbol, 'Arial Unicode MS'"/>
    </style:style>
    <style:style style:name="WW_CharLFO8LVL9" style:family="text">
      <style:text-properties style:font-name="OpenSymbol, 'Arial Unicode MS'" style:font-name-complex="OpenSymbol, 'Arial Unicode MS'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style:style style:name="WW_CharLFO9LVL1" style:family="text">
      <style:text-properties style:font-name="OpenSymbol, 'Arial Unicode MS'" style:font-name-asian="OpenSymbol, 'Arial Unicode MS'" style:font-name-complex="OpenSymbol, 'Arial Unicode MS'"/>
    </style:style>
    <style:style style:name="WW_CharLFO9LVL2" style:family="text">
      <style:text-properties style:font-name="OpenSymbol, 'Arial Unicode MS'" style:font-name-asian="OpenSymbol, 'Arial Unicode MS'" style:font-name-complex="OpenSymbol, 'Arial Unicode MS'"/>
    </style:style>
    <style:style style:name="WW_CharLFO9LVL3" style:family="text">
      <style:text-properties style:font-name="OpenSymbol, 'Arial Unicode MS'" style:font-name-asian="OpenSymbol, 'Arial Unicode MS'" style:font-name-complex="OpenSymbol, 'Arial Unicode MS'"/>
    </style:style>
    <style:style style:name="WW_CharLFO9LVL4" style:family="text">
      <style:text-properties style:font-name="OpenSymbol, 'Arial Unicode MS'" style:font-name-asian="OpenSymbol, 'Arial Unicode MS'" style:font-name-complex="OpenSymbol, 'Arial Unicode MS'"/>
    </style:style>
    <style:style style:name="WW_CharLFO9LVL5" style:family="text">
      <style:text-properties style:font-name="OpenSymbol, 'Arial Unicode MS'" style:font-name-asian="OpenSymbol, 'Arial Unicode MS'" style:font-name-complex="OpenSymbol, 'Arial Unicode MS'"/>
    </style:style>
    <style:style style:name="WW_CharLFO9LVL6" style:family="text">
      <style:text-properties style:font-name="OpenSymbol, 'Arial Unicode MS'" style:font-name-asian="OpenSymbol, 'Arial Unicode MS'" style:font-name-complex="OpenSymbol, 'Arial Unicode MS'"/>
    </style:style>
    <style:style style:name="WW_CharLFO9LVL7" style:family="text">
      <style:text-properties style:font-name="OpenSymbol, 'Arial Unicode MS'" style:font-name-asian="OpenSymbol, 'Arial Unicode MS'" style:font-name-complex="OpenSymbol, 'Arial Unicode MS'"/>
    </style:style>
    <style:style style:name="WW_CharLFO9LVL8" style:family="text">
      <style:text-properties style:font-name="OpenSymbol, 'Arial Unicode MS'" style:font-name-asian="OpenSymbol, 'Arial Unicode MS'" style:font-name-complex="OpenSymbol, 'Arial Unicode MS'"/>
    </style:style>
    <style:style style:name="WW_CharLFO9LVL9" style:family="text">
      <style:text-properties style:font-name="OpenSymbol, 'Arial Unicode MS'" style:font-name-asian="OpenSymbol, 'Arial Unicode MS'" style:font-name-complex="OpenSymbol, 'Arial Unicode MS'"/>
    </style:style>
    <style:style style:name="WW_CharLFO10LVL1" style:family="text">
      <style:text-properties style:font-name="OpenSymbol, 'Arial Unicode MS'" style:font-name-asian="OpenSymbol, 'Arial Unicode MS'" style:font-name-complex="OpenSymbol, 'Arial Unicode MS'"/>
    </style:style>
    <style:style style:name="WW_CharLFO10LVL2" style:family="text">
      <style:text-properties style:font-name="OpenSymbol, 'Arial Unicode MS'" style:font-name-asian="OpenSymbol, 'Arial Unicode MS'" style:font-name-complex="OpenSymbol, 'Arial Unicode MS'"/>
    </style:style>
    <style:style style:name="WW_CharLFO10LVL3" style:family="text">
      <style:text-properties style:font-name="OpenSymbol, 'Arial Unicode MS'" style:font-name-asian="OpenSymbol, 'Arial Unicode MS'" style:font-name-complex="OpenSymbol, 'Arial Unicode MS'"/>
    </style:style>
    <style:style style:name="WW_CharLFO10LVL4" style:family="text">
      <style:text-properties style:font-name="OpenSymbol, 'Arial Unicode MS'" style:font-name-asian="OpenSymbol, 'Arial Unicode MS'" style:font-name-complex="OpenSymbol, 'Arial Unicode MS'"/>
    </style:style>
    <style:style style:name="WW_CharLFO10LVL5" style:family="text">
      <style:text-properties style:font-name="OpenSymbol, 'Arial Unicode MS'" style:font-name-asian="OpenSymbol, 'Arial Unicode MS'" style:font-name-complex="OpenSymbol, 'Arial Unicode MS'"/>
    </style:style>
    <style:style style:name="WW_CharLFO10LVL6" style:family="text">
      <style:text-properties style:font-name="OpenSymbol, 'Arial Unicode MS'" style:font-name-asian="OpenSymbol, 'Arial Unicode MS'" style:font-name-complex="OpenSymbol, 'Arial Unicode MS'"/>
    </style:style>
    <style:style style:name="WW_CharLFO10LVL7" style:family="text">
      <style:text-properties style:font-name="OpenSymbol, 'Arial Unicode MS'" style:font-name-asian="OpenSymbol, 'Arial Unicode MS'" style:font-name-complex="OpenSymbol, 'Arial Unicode MS'"/>
    </style:style>
    <style:style style:name="WW_CharLFO10LVL8" style:family="text">
      <style:text-properties style:font-name="OpenSymbol, 'Arial Unicode MS'" style:font-name-asian="OpenSymbol, 'Arial Unicode MS'" style:font-name-complex="OpenSymbol, 'Arial Unicode MS'"/>
    </style:style>
    <style:style style:name="WW_CharLFO10LVL9" style:family="text">
      <style:text-properties style:font-name="OpenSymbol, 'Arial Unicode MS'" style:font-name-asian="OpenSymbol, 'Arial Unicode MS'" style:font-name-complex="OpenSymbol, 'Arial Unicode MS'"/>
    </style:style>
    <style:style style:name="WW_CharLFO11LVL1" style:family="text">
      <style:text-properties style:font-name="OpenSymbol, 'Arial Unicode MS'" style:font-name-asian="OpenSymbol, 'Arial Unicode MS'" style:font-name-complex="OpenSymbol, 'Arial Unicode MS'"/>
    </style:style>
    <style:style style:name="WW_CharLFO11LVL2" style:family="text">
      <style:text-properties style:font-name="OpenSymbol, 'Arial Unicode MS'" style:font-name-asian="OpenSymbol, 'Arial Unicode MS'" style:font-name-complex="OpenSymbol, 'Arial Unicode MS'"/>
    </style:style>
    <style:style style:name="WW_CharLFO11LVL3" style:family="text">
      <style:text-properties style:font-name="OpenSymbol, 'Arial Unicode MS'" style:font-name-asian="OpenSymbol, 'Arial Unicode MS'" style:font-name-complex="OpenSymbol, 'Arial Unicode MS'"/>
    </style:style>
    <style:style style:name="WW_CharLFO11LVL4" style:family="text">
      <style:text-properties style:font-name="OpenSymbol, 'Arial Unicode MS'" style:font-name-asian="OpenSymbol, 'Arial Unicode MS'" style:font-name-complex="OpenSymbol, 'Arial Unicode MS'"/>
    </style:style>
    <style:style style:name="WW_CharLFO11LVL5" style:family="text">
      <style:text-properties style:font-name="OpenSymbol, 'Arial Unicode MS'" style:font-name-asian="OpenSymbol, 'Arial Unicode MS'" style:font-name-complex="OpenSymbol, 'Arial Unicode MS'"/>
    </style:style>
    <style:style style:name="WW_CharLFO11LVL6" style:family="text">
      <style:text-properties style:font-name="OpenSymbol, 'Arial Unicode MS'" style:font-name-asian="OpenSymbol, 'Arial Unicode MS'" style:font-name-complex="OpenSymbol, 'Arial Unicode MS'"/>
    </style:style>
    <style:style style:name="WW_CharLFO11LVL7" style:family="text">
      <style:text-properties style:font-name="OpenSymbol, 'Arial Unicode MS'" style:font-name-asian="OpenSymbol, 'Arial Unicode MS'" style:font-name-complex="OpenSymbol, 'Arial Unicode MS'"/>
    </style:style>
    <style:style style:name="WW_CharLFO11LVL8" style:family="text">
      <style:text-properties style:font-name="OpenSymbol, 'Arial Unicode MS'" style:font-name-asian="OpenSymbol, 'Arial Unicode MS'" style:font-name-complex="OpenSymbol, 'Arial Unicode MS'"/>
    </style:style>
    <style:style style:name="WW_CharLFO11LVL9" style:family="text">
      <style:text-properties style:font-name="OpenSymbol, 'Arial Unicode MS'" style:font-name-asian="OpenSymbol, 'Arial Unicode MS'" style:font-name-complex="OpenSymbol, 'Arial Unicode MS'"/>
    </style:style>
    <style:style style:name="WW_CharLFO17LVL1" style:family="text">
      <style:text-properties style:font-name="OpenSymbol, 'Arial Unicode MS'" style:font-name-asian="OpenSymbol, 'Arial Unicode MS'" style:font-name-complex="OpenSymbol, 'Arial Unicode MS'"/>
    </style:style>
    <style:style style:name="WW_CharLFO17LVL2" style:family="text">
      <style:text-properties style:font-name="OpenSymbol, 'Arial Unicode MS'" style:font-name-asian="OpenSymbol, 'Arial Unicode MS'" style:font-name-complex="OpenSymbol, 'Arial Unicode MS'"/>
    </style:style>
    <style:style style:name="WW_CharLFO17LVL3" style:family="text">
      <style:text-properties style:font-name="OpenSymbol, 'Arial Unicode MS'" style:font-name-asian="OpenSymbol, 'Arial Unicode MS'" style:font-name-complex="OpenSymbol, 'Arial Unicode MS'"/>
    </style:style>
    <style:style style:name="WW_CharLFO17LVL4" style:family="text">
      <style:text-properties style:font-name="OpenSymbol, 'Arial Unicode MS'" style:font-name-asian="OpenSymbol, 'Arial Unicode MS'" style:font-name-complex="OpenSymbol, 'Arial Unicode MS'"/>
    </style:style>
    <style:style style:name="WW_CharLFO17LVL5" style:family="text">
      <style:text-properties style:font-name="OpenSymbol, 'Arial Unicode MS'" style:font-name-asian="OpenSymbol, 'Arial Unicode MS'" style:font-name-complex="OpenSymbol, 'Arial Unicode MS'"/>
    </style:style>
    <style:style style:name="WW_CharLFO17LVL6" style:family="text">
      <style:text-properties style:font-name="OpenSymbol, 'Arial Unicode MS'" style:font-name-asian="OpenSymbol, 'Arial Unicode MS'" style:font-name-complex="OpenSymbol, 'Arial Unicode MS'"/>
    </style:style>
    <style:style style:name="WW_CharLFO17LVL7" style:family="text">
      <style:text-properties style:font-name="OpenSymbol, 'Arial Unicode MS'" style:font-name-asian="OpenSymbol, 'Arial Unicode MS'" style:font-name-complex="OpenSymbol, 'Arial Unicode MS'"/>
    </style:style>
    <style:style style:name="WW_CharLFO17LVL8" style:family="text">
      <style:text-properties style:font-name="OpenSymbol, 'Arial Unicode MS'" style:font-name-asian="OpenSymbol, 'Arial Unicode MS'" style:font-name-complex="OpenSymbol, 'Arial Unicode MS'"/>
    </style:style>
    <style:style style:name="WW_CharLFO17LVL9" style:family="text">
      <style:text-properties style:font-name="OpenSymbol, 'Arial Unicode MS'" style:font-name-asian="OpenSymbol, 'Arial Unicode MS'" style:font-name-complex="OpenSymbol, 'Arial Unicode MS'"/>
    </style:style>
    <style:style style:name="WW_CharLFO18LVL1" style:family="text">
      <style:text-properties style:font-name="OpenSymbol, 'Arial Unicode MS'" style:font-name-asian="OpenSymbol, 'Arial Unicode MS'" style:font-name-complex="OpenSymbol, 'Arial Unicode MS'"/>
    </style:style>
    <style:style style:name="WW_CharLFO18LVL2" style:family="text">
      <style:text-properties style:font-name="OpenSymbol, 'Arial Unicode MS'" style:font-name-asian="OpenSymbol, 'Arial Unicode MS'" style:font-name-complex="OpenSymbol, 'Arial Unicode MS'"/>
    </style:style>
    <style:style style:name="WW_CharLFO18LVL3" style:family="text">
      <style:text-properties style:font-name="OpenSymbol, 'Arial Unicode MS'" style:font-name-asian="OpenSymbol, 'Arial Unicode MS'" style:font-name-complex="OpenSymbol, 'Arial Unicode MS'"/>
    </style:style>
    <style:style style:name="WW_CharLFO18LVL4" style:family="text">
      <style:text-properties style:font-name="OpenSymbol, 'Arial Unicode MS'" style:font-name-asian="OpenSymbol, 'Arial Unicode MS'" style:font-name-complex="OpenSymbol, 'Arial Unicode MS'"/>
    </style:style>
    <style:style style:name="WW_CharLFO18LVL5" style:family="text">
      <style:text-properties style:font-name="OpenSymbol, 'Arial Unicode MS'" style:font-name-asian="OpenSymbol, 'Arial Unicode MS'" style:font-name-complex="OpenSymbol, 'Arial Unicode MS'"/>
    </style:style>
    <style:style style:name="WW_CharLFO18LVL6" style:family="text">
      <style:text-properties style:font-name="OpenSymbol, 'Arial Unicode MS'" style:font-name-asian="OpenSymbol, 'Arial Unicode MS'" style:font-name-complex="OpenSymbol, 'Arial Unicode MS'"/>
    </style:style>
    <style:style style:name="WW_CharLFO18LVL7" style:family="text">
      <style:text-properties style:font-name="OpenSymbol, 'Arial Unicode MS'" style:font-name-asian="OpenSymbol, 'Arial Unicode MS'" style:font-name-complex="OpenSymbol, 'Arial Unicode MS'"/>
    </style:style>
    <style:style style:name="WW_CharLFO18LVL8" style:family="text">
      <style:text-properties style:font-name="OpenSymbol, 'Arial Unicode MS'" style:font-name-asian="OpenSymbol, 'Arial Unicode MS'" style:font-name-complex="OpenSymbol, 'Arial Unicode MS'"/>
    </style:style>
    <style:style style:name="WW_CharLFO18LVL9" style:family="text">
      <style:text-properties style:font-name="OpenSymbol, 'Arial Unicode MS'" style:font-name-asian="OpenSymbol, 'Arial Unicode MS'" style:font-name-complex="OpenSymbol, 'Arial Unicode MS'"/>
    </style:style>
    <style:style style:name="WW_CharLFO19LVL1" style:family="text">
      <style:text-properties style:font-name="OpenSymbol, 'Arial Unicode MS'" style:font-name-asian="OpenSymbol, 'Arial Unicode MS'" style:font-name-complex="OpenSymbol, 'Arial Unicode MS'"/>
    </style:style>
    <style:style style:name="WW_CharLFO19LVL2" style:family="text">
      <style:text-properties style:font-name="OpenSymbol, 'Arial Unicode MS'" style:font-name-asian="OpenSymbol, 'Arial Unicode MS'" style:font-name-complex="OpenSymbol, 'Arial Unicode MS'"/>
    </style:style>
    <style:style style:name="WW_CharLFO19LVL3" style:family="text">
      <style:text-properties style:font-name="OpenSymbol, 'Arial Unicode MS'" style:font-name-asian="OpenSymbol, 'Arial Unicode MS'" style:font-name-complex="OpenSymbol, 'Arial Unicode MS'"/>
    </style:style>
    <style:style style:name="WW_CharLFO19LVL4" style:family="text">
      <style:text-properties style:font-name="OpenSymbol, 'Arial Unicode MS'" style:font-name-asian="OpenSymbol, 'Arial Unicode MS'" style:font-name-complex="OpenSymbol, 'Arial Unicode MS'"/>
    </style:style>
    <style:style style:name="WW_CharLFO19LVL5" style:family="text">
      <style:text-properties style:font-name="OpenSymbol, 'Arial Unicode MS'" style:font-name-asian="OpenSymbol, 'Arial Unicode MS'" style:font-name-complex="OpenSymbol, 'Arial Unicode MS'"/>
    </style:style>
    <style:style style:name="WW_CharLFO19LVL6" style:family="text">
      <style:text-properties style:font-name="OpenSymbol, 'Arial Unicode MS'" style:font-name-asian="OpenSymbol, 'Arial Unicode MS'" style:font-name-complex="OpenSymbol, 'Arial Unicode MS'"/>
    </style:style>
    <style:style style:name="WW_CharLFO19LVL7" style:family="text">
      <style:text-properties style:font-name="OpenSymbol, 'Arial Unicode MS'" style:font-name-asian="OpenSymbol, 'Arial Unicode MS'" style:font-name-complex="OpenSymbol, 'Arial Unicode MS'"/>
    </style:style>
    <style:style style:name="WW_CharLFO19LVL8" style:family="text">
      <style:text-properties style:font-name="OpenSymbol, 'Arial Unicode MS'" style:font-name-asian="OpenSymbol, 'Arial Unicode MS'" style:font-name-complex="OpenSymbol, 'Arial Unicode MS'"/>
    </style:style>
    <style:style style:name="WW_CharLFO19LVL9" style:family="text">
      <style:text-properties style:font-name="OpenSymbol, 'Arial Unicode MS'" style:font-name-asian="OpenSymbol, 'Arial Unicode MS'" style:font-name-complex="OpenSymbol, 'Arial Unicode MS'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OpenSymbol, 'Arial Unicode MS'"/>
      </text:list-level-style-bullet>
      <text:list-level-style-bullet text:level="2" text:style-name="WW_CharLFO9LVL2" text:bullet-char="◦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5" text:style-name="WW_CharLFO9LVL5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8" text:style-name="WW_CharLFO9LVL8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236in" fo:margin-left="1.25in" fo:margin-bottom="0.1298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sume - Tobias Davis</dc:title>
    <meta:initial-creator>Tobias Davis</meta:initial-creator>
    <dc:creator>Tobias Davis</dc:creator>
    <meta:creation-date>2009-05-12T19:15:00Z</meta:creation-date>
    <dc:date>2018-03-30T04:26:00Z</dc:date>
    <meta:print-date>2010-10-05T07:46:00Z</meta:print-date>
    <meta:template xlink:href="Normal.dotm" xlink:type="simple"/>
    <meta:editing-cycles>32</meta:editing-cycles>
    <meta:editing-duration>PT6600S</meta:editing-duration>
    <meta:document-statistic meta:page-count="2" meta:paragraph-count="11" meta:word-count="895" meta:character-count="5992" meta:row-count="42" meta:non-whitespace-character-count="5108"/>
  </office:meta>
</office:document-meta>
</file>